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South_Saaremaa">
            <text:p>South_Saaremaa</text:p>
          </table:table-cell>
          <table:table-cell office:value-type="string" office:value="radiocarbon">
            <text:p>radiocarbon</text:p>
          </table:table-cell>
          <table:table-cell office:value-type="string" office:value="Tln-3085">
            <text:p>Tln-3085</text:p>
          </table:table-cell>
          <table:table-cell office:value-type="float" office:value="58.26">
            <text:p>58.26</text:p>
          </table:table-cell>
          <table:table-cell office:value-type="float" office:value="22.09">
            <text:p>22.09</text:p>
          </table:table-cell>
          <table:table-cell office:value-type="float" office:value="7365.0">
            <text:p>7365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6.09">
            <text:p>16.09</text:p>
          </table:table-cell>
          <table:table-cell office:value-type="float" office:value="0.5019960159204453">
            <text:p>0.5019960159204453</text:p>
          </table:table-cell>
          <table:table-cell office:value-type="float" office:value="0.5010987926547019">
            <text:p>0.5010987926547019</text:p>
          </table:table-cell>
          <table:table-cell office:value-type="string" office:value="SaarseEtal2009,RosentauEtal2021">
            <text:p>SaarseEtal2009,RosentauEtal2021</text:p>
          </table:table-cell>
        </table:table-row>
        <table:table-row>
          <table:table-cell office:value-type="string" office:value="South_Saaremaa">
            <text:p>South_Saaremaa</text:p>
          </table:table-cell>
          <table:table-cell office:value-type="string" office:value="radiocarbon">
            <text:p>radiocarbon</text:p>
          </table:table-cell>
          <table:table-cell office:value-type="string" office:value="Tln-3086">
            <text:p>Tln-3086</text:p>
          </table:table-cell>
          <table:table-cell office:value-type="float" office:value="58.26">
            <text:p>58.26</text:p>
          </table:table-cell>
          <table:table-cell office:value-type="float" office:value="22.09">
            <text:p>22.09</text:p>
          </table:table-cell>
          <table:table-cell office:value-type="float" office:value="7650.0">
            <text:p>765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6.04">
            <text:p>16.04</text:p>
          </table:table-cell>
          <table:table-cell office:value-type="float" office:value="0.5019960159204453">
            <text:p>0.5019960159204453</text:p>
          </table:table-cell>
          <table:table-cell office:value-type="float" office:value="0.5010987926547019">
            <text:p>0.5010987926547019</text:p>
          </table:table-cell>
          <table:table-cell office:value-type="string" office:value="SaarseEtal2009,RosentauEtal2021">
            <text:p>SaarseEtal2009,RosentauEtal2021</text:p>
          </table:table-cell>
        </table:table-row>
        <table:table-row>
          <table:table-cell office:value-type="string" office:value="South_Saaremaa">
            <text:p>South_Saaremaa</text:p>
          </table:table-cell>
          <table:table-cell office:value-type="string" office:value="radiocarbon">
            <text:p>radiocarbon</text:p>
          </table:table-cell>
          <table:table-cell office:value-type="string" office:value="Tln-2554">
            <text:p>Tln-2554</text:p>
          </table:table-cell>
          <table:table-cell office:value-type="float" office:value="58.31">
            <text:p>58.31</text:p>
          </table:table-cell>
          <table:table-cell office:value-type="float" office:value="22.65">
            <text:p>22.65</text:p>
          </table:table-cell>
          <table:table-cell office:value-type="float" office:value="7730.0">
            <text:p>7730.0</text:p>
          </table:table-cell>
          <table:table-cell office:value-type="float" office:value="120.0">
            <text:p>12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4.1">
            <text:p>14.1</text:p>
          </table:table-cell>
          <table:table-cell office:value-type="float" office:value="0.5036864103785211">
            <text:p>0.5036864103785211</text:p>
          </table:table-cell>
          <table:table-cell office:value-type="float" office:value="0.5036864103785211">
            <text:p>0.5036864103785211</text:p>
          </table:table-cell>
          <table:table-cell office:value-type="string" office:value="ReintamEtal2008,RosentauEtal2021">
            <text:p>ReintamEtal2008,RosentauEtal2021</text:p>
          </table:table-cell>
        </table:table-row>
        <table:table-row>
          <table:table-cell office:value-type="string" office:value="South_Saaremaa">
            <text:p>South_Saaremaa</text:p>
          </table:table-cell>
          <table:table-cell office:value-type="string" office:value="radiocarbon">
            <text:p>radiocarbon</text:p>
          </table:table-cell>
          <table:table-cell office:value-type="string" office:value="Tln-2558">
            <text:p>Tln-2558</text:p>
          </table:table-cell>
          <table:table-cell office:value-type="float" office:value="58.31">
            <text:p>58.31</text:p>
          </table:table-cell>
          <table:table-cell office:value-type="float" office:value="22.65">
            <text:p>22.65</text:p>
          </table:table-cell>
          <table:table-cell office:value-type="float" office:value="7370.0">
            <text:p>737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4.23">
            <text:p>14.23</text:p>
          </table:table-cell>
          <table:table-cell office:value-type="float" office:value="0.5049752469181039">
            <text:p>0.5049752469181039</text:p>
          </table:table-cell>
          <table:table-cell office:value-type="float" office:value="0.5049752469181039">
            <text:p>0.5049752469181039</text:p>
          </table:table-cell>
          <table:table-cell office:value-type="string" office:value="ReintamEtal2008,RosentauEtal2021">
            <text:p>ReintamEtal2008,RosentauEtal2021</text:p>
          </table:table-cell>
        </table:table-row>
        <table:table-row>
          <table:table-cell office:value-type="string" office:value="South_Saaremaa">
            <text:p>South_Saaremaa</text:p>
          </table:table-cell>
          <table:table-cell office:value-type="string" office:value="radiocarbon">
            <text:p>radiocarbon</text:p>
          </table:table-cell>
          <table:table-cell office:value-type="string" office:value="Tln-3078">
            <text:p>Tln-3078</text:p>
          </table:table-cell>
          <table:table-cell office:value-type="float" office:value="58.38">
            <text:p>58.38</text:p>
          </table:table-cell>
          <table:table-cell office:value-type="float" office:value="22.11">
            <text:p>22.11</text:p>
          </table:table-cell>
          <table:table-cell office:value-type="float" office:value="7490.0">
            <text:p>7490.0</text:p>
          </table:table-cell>
          <table:table-cell office:value-type="float" office:value="60.0">
            <text:p>60.0</text:p>
          </table:table-cell>
          <table:table-cell office:value-type="string" office:value="peat upper part">
            <text:p>peat upper par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7.16">
            <text:p>17.16</text:p>
          </table:table-cell>
          <table:table-cell office:value-type="float" office:value="0.5014977567247934">
            <text:p>0.5014977567247934</text:p>
          </table:table-cell>
          <table:table-cell office:value-type="float" office:value="0.5010987926547019">
            <text:p>0.5010987926547019</text:p>
          </table:table-cell>
          <table:table-cell office:value-type="string" office:value="SaarseEtal2009,RosentauEtal2021">
            <text:p>SaarseEtal2009,RosentauEtal2021</text:p>
          </table:table-cell>
        </table:table-row>
        <table:table-row>
          <table:table-cell office:value-type="string" office:value="South_Saaremaa">
            <text:p>South_Saaremaa</text:p>
          </table:table-cell>
          <table:table-cell office:value-type="string" office:value="radiocarbon">
            <text:p>radiocarbon</text:p>
          </table:table-cell>
          <table:table-cell office:value-type="string" office:value="Tln-3087">
            <text:p>Tln-3087</text:p>
          </table:table-cell>
          <table:table-cell office:value-type="float" office:value="58.26">
            <text:p>58.26</text:p>
          </table:table-cell>
          <table:table-cell office:value-type="float" office:value="22.09">
            <text:p>22.09</text:p>
          </table:table-cell>
          <table:table-cell office:value-type="float" office:value="7760.0">
            <text:p>7760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5.98">
            <text:p>15.98</text:p>
          </table:table-cell>
          <table:table-cell office:value-type="float" office:value="0.5019960159204453">
            <text:p>0.5019960159204453</text:p>
          </table:table-cell>
          <table:table-cell office:value-type="float" office:value="0.5010987926547019">
            <text:p>0.5010987926547019</text:p>
          </table:table-cell>
          <table:table-cell office:value-type="string" office:value="SaarseEtal2009,RosentauEtal2021">
            <text:p>SaarseEtal2009,RosentauEtal2021</text:p>
          </table:table-cell>
        </table:table-row>
        <table:table-row>
          <table:table-cell office:value-type="string" office:value="South_Saaremaa">
            <text:p>South_Saaremaa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South_Saaremaa-01">
            <text:p>South_Saaremaa-01</text:p>
          </table:table-cell>
          <table:table-cell office:value-type="float" office:value="58.26">
            <text:p>58.26</text:p>
          </table:table-cell>
          <table:table-cell office:value-type="float" office:value="22.09">
            <text:p>22.09</text:p>
          </table:table-cell>
          <table:table-cell office:value-type="float" office:value="8200.0">
            <text:p>8200.0</text:p>
          </table:table-cell>
          <table:table-cell office:value-type="float" office:value="85.0">
            <text:p>85.0</text:p>
          </table:table-cell>
          <table:table-cell office:value-type="string" office:value="lime">
            <text:p>lim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6.11">
            <text:p>16.11</text:p>
          </table:table-cell>
          <table:table-cell office:value-type="float" office:value="0.7079548008171143">
            <text:p>0.7079548008171143</text:p>
          </table:table-cell>
          <table:table-cell office:value-type="float" office:value="0.7073188814106407">
            <text:p>0.7073188814106407</text:p>
          </table:table-cell>
          <table:table-cell office:value-type="string" office:value="SaarseEtal2009,RosentauEtal2021">
            <text:p>SaarseEtal2009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